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padding="0.049cm" fo:border="0.06pt solid #000000" style:shadow="#808080 0.18cm 0.18cm"/>
      <style:text-properties officeooo:rsid="005290f4" officeooo:paragraph-rsid="005290f4"/>
    </style:style>
    <style:style style:name="P2" style:family="paragraph" style:parent-style-name="Standard">
      <style:paragraph-properties fo:text-align="center" style:justify-single-word="false" fo:padding="0.049cm" fo:border="0.06pt solid #000000" style:shadow="#808080 0.18cm 0.18cm"/>
      <style:text-properties officeooo:rsid="005290f4" officeooo:paragraph-rsid="0060e704"/>
    </style:style>
    <style:style style:name="P3" style:family="paragraph" style:parent-style-name="Standard">
      <style:paragraph-properties fo:text-align="center" style:justify-single-word="false" fo:padding="0.049cm" fo:border="0.06pt solid #000000" style:shadow="#808080 0.18cm 0.18cm"/>
      <style:text-properties officeooo:rsid="005290f4" officeooo:paragraph-rsid="00b8f1c7"/>
    </style:style>
    <style:style style:name="P4"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152a78"/>
    </style:style>
    <style:style style:name="P5"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60e704"/>
    </style:style>
    <style:style style:name="P6" style:family="paragraph" style:parent-style-name="Standard">
      <style:paragraph-properties fo:text-align="center" style:justify-single-word="false" fo:padding="0.049cm" fo:border="0.06pt solid #000000" style:shadow="#808080 0.18cm 0.18cm"/>
      <style:text-properties style:font-name="Liberation Serif" officeooo:rsid="0011a1f6" officeooo:paragraph-rsid="00b8f1c7"/>
    </style:style>
    <style:style style:name="P7"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152a78"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60e704" style:font-weight-asian="bold" style:font-weight-complex="bold"/>
    </style:style>
    <style:style style:name="P9" style:family="paragraph" style:parent-style-name="Standard">
      <style:paragraph-properties fo:text-align="center" style:justify-single-word="false" fo:padding="0.049cm" fo:border="0.06pt solid #000000" style:shadow="#808080 0.18cm 0.18cm"/>
      <style:text-properties style:font-name="Liberation Serif" fo:font-weight="bold" officeooo:rsid="0011a1f6" officeooo:paragraph-rsid="00b8f1c7" style:font-weight-asian="bold" style:font-weight-complex="bold"/>
    </style:style>
    <style:style style:name="P10"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60e704" style:font-weight-asian="bold" style:font-weight-complex="bold"/>
    </style:style>
    <style:style style:name="P11" style:family="paragraph" style:parent-style-name="Standard">
      <style:paragraph-properties fo:text-align="center" style:justify-single-word="false" fo:padding="0.049cm" fo:border="0.06pt solid #000000" style:shadow="#808080 0.18cm 0.18cm"/>
      <style:text-properties style:font-name="Liberation Serif" fo:font-weight="bold" officeooo:rsid="0019e65d" officeooo:paragraph-rsid="00b8f1c7" style:font-weight-asian="bold" style:font-weight-complex="bold"/>
    </style:style>
    <style:style style:name="P12" style:family="paragraph" style:parent-style-name="Standard">
      <style:paragraph-properties fo:text-align="center" style:justify-single-word="false" fo:padding="0.049cm" fo:border="0.06pt solid #000000" style:shadow="#808080 0.18cm 0.18cm"/>
      <style:text-properties style:font-name="Liberation Serif" officeooo:rsid="0019e65d" officeooo:paragraph-rsid="0019e65d"/>
    </style:style>
    <style:style style:name="P13" style:family="paragraph" style:parent-style-name="Standard">
      <style:paragraph-properties fo:text-align="center" style:justify-single-word="false" fo:padding="0.049cm" fo:border="0.06pt solid #000000" style:shadow="#808080 0.18cm 0.18cm"/>
      <style:text-properties style:font-name="Liberation Serif" fo:font-size="10pt" fo:font-weight="bold" officeooo:rsid="0011a1f6" officeooo:paragraph-rsid="0060e704" style:font-size-asian="10pt" style:font-weight-asian="bold" style:font-size-complex="10pt" style:font-weight-complex="bold"/>
    </style:style>
    <style:style style:name="P14" style:family="paragraph" style:parent-style-name="Standard">
      <loext:graphic-properties draw:fill="none"/>
      <style:paragraph-properties fo:margin-left="0cm" fo:margin-right="0cm" fo:line-height="115%" fo:text-align="end" style:justify-single-word="false" fo:text-indent="2cm" style:auto-text-indent="false" fo:background-color="transparent"/>
    </style:style>
    <style:style style:name="P15" style:family="paragraph" style:parent-style-name="Standard">
      <loext:graphic-properties draw:fill="none"/>
      <style:paragraph-properties fo:margin-left="0cm" fo:margin-right="0cm" fo:line-height="200%" fo:text-align="end" style:justify-single-word="false" fo:text-indent="2cm" style:auto-text-indent="false" fo:background-color="transparent"/>
      <style:text-properties officeooo:paragraph-rsid="0060e704"/>
    </style:style>
    <style:style style:name="P16"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officeooo:paragraph-rsid="00a0f302"/>
    </style:style>
    <style:style style:name="P17"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7d7b19"/>
    </style:style>
    <style:style style:name="P18"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9678e"/>
    </style:style>
    <style:style style:name="P19"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8db24b"/>
    </style:style>
    <style:style style:name="P20"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91e6fe"/>
    </style:style>
    <style:style style:name="P21" style:family="paragraph" style:parent-style-name="Standard">
      <loext:graphic-properties draw:fill="none"/>
      <style:paragraph-properties fo:margin-left="0cm" fo:margin-right="0cm" fo:line-height="200%" fo:text-align="start" style:justify-single-word="false" fo:text-indent="2cm" style:auto-text-indent="false" fo:background-color="transparent"/>
      <style:text-properties officeooo:paragraph-rsid="006e96ad"/>
    </style:style>
    <style:style style:name="P22"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officeooo:paragraph-rsid="009e7ed4"/>
    </style:style>
    <style:style style:name="P23"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2pt" officeooo:rsid="0019e65d" officeooo:paragraph-rsid="0019e65d" style:font-size-asian="12pt" style:font-size-complex="12pt"/>
    </style:style>
    <style:style style:name="P24"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size="12pt" officeooo:paragraph-rsid="00c53d4b" style:font-size-asian="12pt" style:font-size-complex="12pt"/>
    </style:style>
    <style:style style:name="P25"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text-properties style:font-name="Liberation Serif" style:text-underline-style="none" officeooo:paragraph-rsid="0016ec06"/>
    </style:style>
    <style:style style:name="P26"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60e704" style:font-size-asian="10pt" style:font-size-complex="10pt"/>
    </style:style>
    <style:style style:name="P27" style:family="paragraph" style:parent-style-name="Standard">
      <loext:graphic-properties draw:fill="none"/>
      <style:paragraph-properties fo:margin-left="0cm" fo:margin-right="0cm" fo:line-height="115%" fo:text-align="center" style:justify-single-word="false" fo:text-indent="2cm" style:auto-text-indent="false" fo:background-color="transparent"/>
      <style:text-properties style:font-name="Liberation Serif" fo:font-size="10pt" officeooo:rsid="0019e65d" officeooo:paragraph-rsid="00b8f1c7" style:font-size-asian="10pt" style:font-size-complex="10pt"/>
    </style:style>
    <style:style style:name="P28"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text-properties style:font-name="Liberation Serif" fo:font-size="16pt" officeooo:rsid="0019e65d" officeooo:paragraph-rsid="0060e704" style:font-size-asian="16pt" style:font-size-complex="16pt"/>
    </style:style>
    <style:style style:name="P29"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text-properties style:font-name="Liberation Serif" fo:font-size="16pt" officeooo:paragraph-rsid="0065462c" style:font-size-asian="16pt" style:font-size-complex="16pt"/>
    </style:style>
    <style:style style:name="P30" style:family="paragraph" style:parent-style-name="Standard">
      <loext:graphic-properties draw:fill="none"/>
      <style:paragraph-properties fo:margin-left="0cm" fo:margin-right="0cm" fo:line-height="115%" fo:text-align="end" style:justify-single-word="false" fo:text-indent="2cm" style:auto-text-indent="false" fo:background-color="transparent"/>
      <style:text-properties style:font-name="Liberation Serif" officeooo:paragraph-rsid="00c90402"/>
    </style:style>
    <style:style style:name="P31" style:family="paragraph" style:parent-style-name="Standard">
      <loext:graphic-properties draw:fill="none"/>
      <style:paragraph-properties fo:margin-left="0cm" fo:margin-right="0cm" fo:line-height="200%" fo:text-align="center" style:justify-single-word="false" fo:text-indent="2cm" style:auto-text-indent="false" fo:background-color="transparent" style:shadow="none"/>
      <style:text-properties fo:font-size="16pt" officeooo:rsid="0019e65d" officeooo:paragraph-rsid="00bd40cf" style:font-size-asian="16pt" style:font-size-complex="16pt"/>
    </style:style>
    <style:style style:name="P32" style:family="paragraph" style:parent-style-name="Standard">
      <loext:graphic-properties draw:fill="none"/>
      <style:paragraph-properties fo:margin-left="0cm" fo:margin-right="0cm" fo:line-height="200%" fo:text-align="justify" style:justify-single-word="false" fo:text-indent="2cm" style:auto-text-indent="false" fo:background-color="transparent" style:shadow="none"/>
      <style:text-properties fo:font-size="10pt" officeooo:paragraph-rsid="00c10029" style:font-size-asian="10pt" style:font-size-complex="10pt"/>
    </style:style>
    <style:style style:name="P33" style:family="paragraph" style:parent-style-name="Standard">
      <loext:graphic-properties draw:fill="none"/>
      <style:paragraph-properties fo:margin-left="0cm" fo:margin-right="0cm" fo:line-height="200%" fo:text-align="end" style:justify-single-word="false" fo:text-indent="2cm" style:auto-text-indent="false" fo:background-color="transparent" style:shadow="none"/>
      <style:text-properties fo:font-size="10pt" officeooo:paragraph-rsid="00c3ed9e" style:font-size-asian="10pt" style:font-size-complex="10pt"/>
    </style:style>
    <style:style style:name="P34" style:family="paragraph" style:parent-style-name="Standard" style:master-page-name="">
      <loext:graphic-properties draw:fill="none"/>
      <style:paragraph-properties fo:margin-left="0cm" fo:margin-right="0cm" fo:line-height="150%" fo:text-align="center" style:justify-single-word="false" fo:text-indent="2cm" style:auto-text-indent="false" style:page-number="auto" fo:background-color="transparent"/>
      <style:text-properties style:font-name="Liberation Serif" officeooo:rsid="0019e65d" officeooo:paragraph-rsid="0019e65d"/>
    </style:style>
    <style:style style:name="P3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style:style>
    <style:style style:name="P36" style:family="paragraph" style:parent-style-name="Standard">
      <style:paragraph-properties fo:text-align="start" style:justify-single-word="false"/>
      <style:text-properties style:font-name="Liberation Serif" officeooo:rsid="0030aec0" officeooo:paragraph-rsid="00b8f1c7"/>
    </style:style>
    <style:style style:name="P37" style:family="paragraph" style:parent-style-name="Standard">
      <style:paragraph-properties fo:text-align="start" style:justify-single-word="false"/>
      <style:text-properties style:font-name="Liberation Serif" fo:font-size="10pt" officeooo:rsid="002a28b9" officeooo:paragraph-rsid="00589b36" style:font-size-asian="10pt" style:font-size-complex="10pt"/>
    </style:style>
    <style:style style:name="P38" style:family="paragraph" style:parent-style-name="Standard">
      <style:paragraph-properties fo:text-align="start" style:justify-single-word="false"/>
      <style:text-properties style:font-name="Liberation Serif" fo:font-size="10pt" officeooo:rsid="002a28b9" officeooo:paragraph-rsid="001b1115" style:font-size-asian="10pt" style:font-size-complex="10pt"/>
    </style:style>
    <style:style style:name="P39" style:family="paragraph" style:parent-style-name="Standard">
      <style:paragraph-properties fo:text-align="start" style:justify-single-word="false"/>
      <style:text-properties style:font-name="Liberation Serif" fo:font-size="10pt" officeooo:rsid="002a28b9" officeooo:paragraph-rsid="00245d94" style:font-size-asian="10pt" style:font-size-complex="10pt"/>
    </style:style>
    <style:style style:name="P40" style:family="paragraph" style:parent-style-name="Standard">
      <style:paragraph-properties fo:text-align="start" style:justify-single-word="false"/>
      <style:text-properties style:font-name="Liberation Serif" fo:font-size="10pt" officeooo:rsid="002a28b9" officeooo:paragraph-rsid="0040284e" style:font-size-asian="10pt" style:font-size-complex="10pt"/>
    </style:style>
    <style:style style:name="P41" style:family="paragraph" style:parent-style-name="Standard">
      <style:paragraph-properties fo:text-align="start" style:justify-single-word="false"/>
      <style:text-properties style:font-name="Liberation Serif" fo:font-size="10pt" officeooo:rsid="0030aec0" officeooo:paragraph-rsid="0020dc62" style:font-size-asian="10pt" style:font-size-complex="10pt"/>
    </style:style>
    <style:style style:name="P42" style:family="paragraph" style:parent-style-name="Standard">
      <style:paragraph-properties fo:text-align="start" style:justify-single-word="false"/>
      <style:text-properties style:font-name="Liberation Serif" fo:font-size="10pt" fo:font-weight="normal" officeooo:rsid="002706b0" officeooo:paragraph-rsid="002706b0" style:font-name-asian="Liberation Serif1" style:font-size-asian="10pt" style:font-weight-asian="normal" style:font-name-complex="Liberation Serif1" style:font-size-complex="10pt" style:font-weight-complex="normal"/>
    </style:style>
    <style:style style:name="P43" style:family="paragraph" style:parent-style-name="Standard">
      <style:paragraph-properties fo:text-align="start" style:justify-single-word="false"/>
      <style:text-properties style:font-name="Liberation Serif" fo:font-size="10pt" fo:font-weight="normal" officeooo:rsid="002b7ae4" officeooo:paragraph-rsid="002b7ae4" style:font-name-asian="Liberation Serif1" style:font-size-asian="10pt" style:font-weight-asian="normal" style:font-name-complex="Liberation Serif1" style:font-size-complex="10pt" style:font-weight-complex="normal"/>
    </style:style>
    <style:style style:name="P44" style:family="paragraph" style:parent-style-name="Standard">
      <style:paragraph-properties fo:text-align="start" style:justify-single-word="false"/>
      <style:text-properties style:font-name="Liberation Serif" fo:font-size="10pt" fo:font-weight="bold" officeooo:rsid="0030aec0" officeooo:paragraph-rsid="002706b0"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Liberation Serif" fo:font-size="10pt" fo:font-weight="bold" officeooo:rsid="0030aec0" officeooo:paragraph-rsid="002b7ae4"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Liberation Serif" fo:font-size="10pt" fo:font-weight="bold" officeooo:rsid="0030aec0" officeooo:paragraph-rsid="0020dc62"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52a78" style:font-weight-asian="bold" style:font-weight-complex="bold"/>
    </style:style>
    <style:style style:name="T3" style:family="text">
      <style:text-properties fo:font-weight="bold" style:font-weight-asian="bold" style:font-weight-complex="bold" loext:padding="0.049cm" loext:border="0.06pt solid #000000" loext:shadow="none"/>
    </style:style>
    <style:style style:name="T4" style:family="text">
      <style:text-properties fo:font-weight="bold" officeooo:rsid="00325ae0" style:font-weight-asian="bold" style:font-weight-complex="bold"/>
    </style:style>
    <style:style style:name="T5" style:family="text">
      <style:text-properties fo:font-weight="bold" officeooo:rsid="00374f0b" style:font-weight-asian="bold" style:font-weight-complex="bold"/>
    </style:style>
    <style:style style:name="T6" style:family="text">
      <style:text-properties fo:font-weight="bold" officeooo:rsid="0039e739" style:font-weight-asian="bold" style:font-weight-complex="bold"/>
    </style:style>
    <style:style style:name="T7" style:family="text">
      <style:text-properties fo:font-weight="bold" officeooo:rsid="003b19a4" style:font-weight-asian="bold" style:font-weight-complex="bold"/>
    </style:style>
    <style:style style:name="T8" style:family="text">
      <style:text-properties fo:font-weight="bold" officeooo:rsid="003cedfe" style:font-weight-asian="bold" style:font-weight-complex="bold"/>
    </style:style>
    <style:style style:name="T9" style:family="text">
      <style:text-properties fo:font-weight="bold" officeooo:rsid="003d7f77" style:font-weight-asian="bold" style:font-weight-complex="bold"/>
    </style:style>
    <style:style style:name="T10" style:family="text">
      <style:text-properties fo:font-weight="bold" officeooo:rsid="003dd3f0" style:font-weight-asian="bold" style:font-weight-complex="bold"/>
    </style:style>
    <style:style style:name="T11" style:family="text">
      <style:text-properties fo:font-weight="bold" officeooo:rsid="00440f68" style:font-weight-asian="bold" style:font-weight-complex="bold"/>
    </style:style>
    <style:style style:name="T12" style:family="text">
      <style:text-properties fo:font-weight="bold" officeooo:rsid="0060e704" style:font-weight-asian="bold" style:font-weight-complex="bold"/>
    </style:style>
    <style:style style:name="T13" style:family="text">
      <style:text-properties fo:font-weight="bold" officeooo:rsid="00a4a2c2" style:font-weight-asian="bold" style:font-weight-complex="bold"/>
    </style:style>
    <style:style style:name="T14" style:family="text">
      <style:text-properties fo:font-weight="bold" officeooo:rsid="00a91f86" style:font-weight-asian="bold" style:font-weight-complex="bold"/>
    </style:style>
    <style:style style:name="T15" style:family="text">
      <style:text-properties fo:font-weight="bold" officeooo:rsid="00ab86c5" style:font-weight-asian="bold" style:font-weight-complex="bold"/>
    </style:style>
    <style:style style:name="T16" style:family="text">
      <style:text-properties fo:font-weight="bold" officeooo:rsid="00ae7668" style:font-weight-asian="bold" style:font-weight-complex="bold"/>
    </style:style>
    <style:style style:name="T17" style:family="text">
      <style:text-properties fo:font-weight="bold" officeooo:rsid="00b39fd2" style:font-weight-asian="bold" style:font-weight-complex="bold"/>
    </style:style>
    <style:style style:name="T18" style:family="text">
      <style:text-properties fo:font-weight="bold" officeooo:rsid="00b8f1c7" style:font-weight-asian="bold" style:font-weight-complex="bold"/>
    </style:style>
    <style:style style:name="T19" style:family="text">
      <style:text-properties fo:font-weight="bold" style:font-size-asian="10.5pt" style:font-weight-complex="normal"/>
    </style:style>
    <style:style style:name="T20" style:family="text">
      <style:text-properties fo:font-weight="bold" officeooo:rsid="0035774d" style:font-size-asian="10.5pt" style:font-weight-complex="normal"/>
    </style:style>
    <style:style style:name="T21" style:family="text">
      <style:text-properties fo:font-weight="bold" officeooo:rsid="00440f68" style:font-size-asian="10.5pt" style:font-weight-complex="normal"/>
    </style:style>
    <style:style style:name="T22" style:family="text">
      <style:text-properties fo:font-weight="bold" officeooo:rsid="0031c834" style:font-name-asian="Liberation Serif1" style:font-weight-asian="bold" style:font-name-complex="Liberation Serif1" style:font-weight-complex="bold"/>
    </style:style>
    <style:style style:name="T23" style:family="text">
      <style:text-properties fo:font-weight="bold" officeooo:rsid="00227b85" style:font-name-asian="Liberation Serif1" style:font-weight-asian="bold" style:font-name-complex="Liberation Serif1" style:font-weight-complex="bold"/>
    </style:style>
    <style:style style:name="T24" style:family="text">
      <style:text-properties fo:font-weight="bold" officeooo:rsid="00211468" style:font-name-asian="Liberation Serif1" style:font-weight-asian="bold" style:font-name-complex="Liberation Serif1" style:font-weight-complex="bold"/>
    </style:style>
    <style:style style:name="T25" style:family="text">
      <style:text-properties fo:font-weight="bold" officeooo:rsid="00245d94" style:font-name-asian="Liberation Serif1" style:font-weight-asian="bold" style:font-name-complex="Liberation Serif1" style:font-weight-complex="bold"/>
    </style:style>
    <style:style style:name="T26" style:family="text">
      <style:text-properties fo:font-weight="bold" officeooo:rsid="004cbb1c" style:font-name-asian="Liberation Serif1" style:font-weight-asian="bold" style:font-name-complex="Liberation Serif1" style:font-weight-complex="bold"/>
    </style:style>
    <style:style style:name="T27" style:family="text">
      <style:text-properties fo:font-weight="bold" officeooo:rsid="0040284e" style:font-name-asian="Liberation Serif1" style:font-weight-asian="bold" style:font-name-complex="Liberation Serif1" style:font-weight-complex="bold"/>
    </style:style>
    <style:style style:name="T28" style:family="text">
      <style:text-properties style:text-position="super 58%" fo:font-weight="bold" style:font-weight-asian="bold" style:font-weight-complex="bold"/>
    </style:style>
    <style:style style:name="T29" style:family="text">
      <style:text-properties style:text-position="super 58%"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30" style:family="text">
      <style:text-properties loext:padding="0.049cm" loext:border="0.06pt solid #000000" loext:shadow="none"/>
    </style:style>
    <style:style style:name="T31" style:family="text">
      <style:text-properties style:text-underline-style="solid" style:text-underline-width="auto" style:text-underline-color="font-color" fo:font-weight="normal" officeooo:rsid="004cbb1c" style:font-name-asian="Liberation Serif1" style:font-weight-asian="normal" style:font-name-complex="Liberation Serif1" style:font-weight-complex="normal"/>
    </style:style>
    <style:style style:name="T32" style:family="text">
      <style:text-properties style:text-underline-style="none" fo:font-weight="bold" officeooo:rsid="003a37d4" style:font-name-asian="Liberation Serif1" style:font-weight-asian="bold" style:font-name-complex="Liberation Serif1" style:font-weight-complex="bold"/>
    </style:style>
    <style:style style:name="T33" style:family="text">
      <style:text-properties style:text-underline-style="none" fo:font-weight="bold" officeooo:rsid="00211468" style:font-name-asian="Liberation Serif1" style:font-weight-asian="bold" style:font-name-complex="Liberation Serif1" style:font-weight-complex="bold"/>
    </style:style>
    <style:style style:name="T34" style:family="text">
      <style:text-properties style:text-underline-style="none" fo:font-weight="normal" officeooo:rsid="004cbb1c" style:font-name-asian="Liberation Serif1" style:font-weight-asian="normal" style:font-name-complex="Liberation Serif1" style:font-weight-complex="normal"/>
    </style:style>
    <style:style style:name="T35" style:family="text">
      <style:text-properties style:text-underline-style="none" fo:font-weight="normal" officeooo:rsid="0038dd2d" style:font-name-asian="Liberation Serif1" style:font-weight-asian="normal" style:font-name-complex="Liberation Serif1" style:font-weight-complex="normal"/>
    </style:style>
    <style:style style:name="T36" style:family="text">
      <style:text-properties style:text-underline-style="none" fo:font-weight="normal" officeooo:rsid="005f56d3" style:font-name-asian="Liberation Serif1" style:font-weight-asian="normal" style:font-name-complex="Liberation Serif1" style:font-weight-complex="normal"/>
    </style:style>
    <style:style style:name="T37" style:family="text">
      <style:text-properties style:text-underline-style="none" fo:font-weight="normal" officeooo:rsid="003a37d4" style:font-name-asian="Liberation Serif1" style:font-weight-asian="normal" style:font-name-complex="Liberation Serif1" style:font-weight-complex="normal"/>
    </style:style>
    <style:style style:name="T38" style:family="text">
      <style:text-properties style:text-underline-style="none" fo:font-weight="normal" officeooo:rsid="00754caf" style:font-name-asian="Liberation Serif1" style:font-weight-asian="normal" style:font-name-complex="Liberation Serif1" style:font-weight-complex="normal"/>
    </style:style>
    <style:style style:name="T39" style:family="text">
      <style:text-properties style:text-underline-style="none" fo:font-weight="normal" officeooo:rsid="00392272" style:font-name-asian="Liberation Serif1" style:font-weight-asian="normal" style:font-name-complex="Liberation Serif1" style:font-weight-complex="normal"/>
    </style:style>
    <style:style style:name="T4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tyle="italic" fo:font-weight="bold" officeooo:rsid="00ab86c5" style:font-style-asian="italic" style:font-weight-asian="bold" style:font-style-complex="italic"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27b85" style:font-name-asian="Liberation Serif1" style:font-weight-asian="normal" style:font-name-complex="Liberation Serif1" style:font-weight-complex="normal"/>
    </style:style>
    <style:style style:name="T45" style:family="text">
      <style:text-properties fo:font-weight="normal" officeooo:rsid="00211468" style:font-name-asian="Liberation Serif1" style:font-weight-asian="normal" style:font-name-complex="Liberation Serif1" style:font-weight-complex="normal"/>
    </style:style>
    <style:style style:name="T46" style:family="text">
      <style:text-properties fo:font-weight="normal" officeooo:rsid="00245d94" style:font-name-asian="Liberation Serif1" style:font-weight-asian="normal" style:font-name-complex="Liberation Serif1" style:font-weight-complex="normal"/>
    </style:style>
    <style:style style:name="T47" style:family="text">
      <style:text-properties fo:font-weight="normal" officeooo:rsid="0024bef7" style:font-name-asian="Liberation Serif1" style:font-weight-asian="normal" style:font-name-complex="Liberation Serif1" style:font-weight-complex="normal"/>
    </style:style>
    <style:style style:name="T48" style:family="text">
      <style:text-properties fo:font-weight="normal" officeooo:rsid="004cbb1c" style:font-name-asian="Liberation Serif1" style:font-weight-asian="normal" style:font-name-complex="Liberation Serif1" style:font-weight-complex="normal"/>
    </style:style>
    <style:style style:name="T49" style:family="text">
      <style:text-properties fo:font-weight="normal" officeooo:rsid="005fede5" style:font-name-asian="Liberation Serif1" style:font-weight-asian="normal" style:font-name-complex="Liberation Serif1" style:font-weight-complex="normal"/>
    </style:style>
    <style:style style:name="T50" style:family="text">
      <style:text-properties fo:font-weight="normal" officeooo:rsid="004d321c" style:font-name-asian="Liberation Serif1" style:font-weight-asian="normal" style:font-name-complex="Liberation Serif1" style:font-weight-complex="normal"/>
    </style:style>
    <style:style style:name="T51" style:family="text">
      <style:text-properties fo:font-weight="normal" officeooo:rsid="0040284e" style:font-name-asian="Liberation Serif1" style:font-weight-asian="normal" style:font-name-complex="Liberation Serif1" style:font-weight-complex="normal"/>
    </style:style>
    <style:style style:name="T52" style:family="text">
      <style:text-properties fo:font-weight="normal" officeooo:rsid="0045c637" style:font-name-asian="Liberation Serif1" style:font-weight-asian="normal" style:font-name-complex="Liberation Serif1" style:font-weight-complex="normal"/>
    </style:style>
    <style:style style:name="T53" style:family="text">
      <style:text-properties fo:font-weight="normal" officeooo:rsid="002b7ae4" style:font-name-asian="Liberation Serif1" style:font-weight-asian="normal" style:font-name-complex="Liberation Serif1" style:font-weight-complex="normal"/>
    </style:style>
    <style:style style:name="T54" style:family="text">
      <style:text-properties fo:font-weight="normal" style:font-size-asian="10.5pt" style:font-weight-asian="normal" style:font-weight-complex="normal"/>
    </style:style>
    <style:style style:name="T55" style:family="text">
      <style:text-properties officeooo:rsid="0031c834" style:font-name-asian="Liberation Serif1" style:font-name-complex="Liberation Serif1"/>
    </style:style>
    <style:style style:name="T56" style:family="text">
      <style:text-properties officeooo:rsid="002706b0" style:font-name-asian="Liberation Serif1" style:font-name-complex="Liberation Serif1"/>
    </style:style>
    <style:style style:name="T57" style:family="text">
      <style:text-properties officeooo:rsid="002b7ae4" style:font-name-asian="Liberation Serif1" style:font-name-complex="Liberation Serif1"/>
    </style:style>
    <style:style style:name="T58" style:family="text">
      <style:text-properties officeooo:rsid="0038dd2d" style:font-name-asian="Liberation Serif1" style:font-name-complex="Liberation Serif1"/>
    </style:style>
    <style:style style:name="T59" style:family="text">
      <style:text-properties officeooo:rsid="005f56d3" style:font-name-asian="Liberation Serif1" style:font-name-complex="Liberation Serif1"/>
    </style:style>
    <style:style style:name="T60" style:family="text">
      <style:text-properties officeooo:rsid="002d284e" style:font-name-asian="Liberation Serif1" style:font-name-complex="Liberation Serif1"/>
    </style:style>
    <style:style style:name="T61" style:family="text">
      <style:text-properties style:font-name="Liberation Serif" fo:font-weight="bold" style:font-weight-asian="bold" style:font-weight-complex="bold"/>
    </style:style>
    <style:style style:name="T62" style:family="text">
      <style:text-properties style:font-name="Liberation Serif" fo:font-size="12pt" fo:font-weight="normal" style:font-size-asian="12pt" style:font-weight-asian="normal" style:font-size-complex="12pt" style:font-weight-complex="normal"/>
    </style:style>
    <style:style style:name="T6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style:font-name="Liberation Serif" fo:font-size="12pt" fo:font-style="italic" fo:font-weight="normal" officeooo:rsid="006e96ad" style:font-size-asian="12pt" style:font-style-asian="italic" style:font-weight-asian="normal" style:font-size-complex="12pt" style:font-style-complex="italic" style:font-weight-complex="normal"/>
    </style:style>
    <style:style style:name="T65" style:family="text">
      <style:text-properties style:font-name="Liberation Serif" fo:font-size="12pt" fo:font-style="italic" fo:font-weight="normal" officeooo:rsid="006f8aa2" style:font-size-asian="12pt" style:font-style-asian="italic" style:font-weight-asian="normal" style:font-size-complex="12pt" style:font-style-complex="italic" style:font-weight-complex="normal"/>
    </style:style>
    <style:style style:name="T66" style:family="text">
      <style:text-properties style:font-name="Liberation Serif" fo:font-size="12pt" fo:font-style="italic" fo:font-weight="normal" officeooo:rsid="00701b01"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style="italic" fo:font-weight="normal" officeooo:rsid="007309c5" style:font-size-asian="12pt" style:font-style-asian="italic" style:font-weight-asian="normal" style:font-size-complex="12pt" style:font-style-complex="italic" style:font-weight-complex="normal"/>
    </style:style>
    <style:style style:name="T68" style:family="text">
      <style:text-properties style:font-name="Liberation Serif" fo:font-size="12pt" fo:font-style="italic" fo:font-weight="normal" officeooo:rsid="006c252b" style:font-size-asian="12pt" style:font-style-asian="italic" style:font-weight-asian="normal" style:font-size-complex="12pt" style:font-style-complex="italic" style:font-weight-complex="normal"/>
    </style:style>
    <style:style style:name="T69" style:family="text">
      <style:text-properties style:font-name="Liberation Serif" fo:font-size="12pt" fo:font-style="italic" fo:font-weight="normal" officeooo:rsid="006dd6a1"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style="italic" fo:font-weight="normal" officeooo:rsid="006e494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fo:font-weight="normal" officeooo:rsid="006e7ef2"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style="italic" fo:font-weight="normal" officeooo:rsid="007f029d" style:font-size-asian="12pt" style:font-style-asian="italic" style:font-weight-asian="normal" style:font-size-complex="12pt" style:font-style-complex="italic" style:font-weight-complex="normal"/>
    </style:style>
    <style:style style:name="T73" style:family="text">
      <style:text-properties style:font-name="Liberation Serif" fo:font-size="12pt" fo:font-style="italic" fo:font-weight="normal" officeooo:rsid="00810008" style:font-size-asian="12pt" style:font-style-asian="italic" style:font-weight-asian="normal" style:font-size-complex="12pt" style:font-style-complex="italic" style:font-weight-complex="normal"/>
    </style:style>
    <style:style style:name="T74"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style="italic" fo:font-weight="normal" officeooo:rsid="0073943f" style:font-size-asian="12pt" style:font-style-asian="italic" style:font-weight-asian="normal" style:font-size-complex="12pt" style:font-style-complex="italic" style:font-weight-complex="normal" loext:padding="0.049cm" loext:border="0.06pt solid #000000"/>
    </style:style>
    <style:style style:name="T76" style:family="text">
      <style:text-properties style:font-name="Liberation Serif" fo:font-size="12pt" fo:font-style="italic" fo:font-weight="normal" officeooo:rsid="00da77b3" style:font-size-asian="12pt" style:font-style-asian="italic" style:font-weight-asian="normal" style:font-size-complex="12pt" style:font-style-complex="italic" style:font-weight-complex="normal"/>
    </style:style>
    <style:style style:name="T77" style:family="text">
      <style:text-properties style:font-name="Liberation Serif" fo:font-size="12pt" fo:font-style="italic" fo:font-weight="normal" officeooo:rsid="0077c4b0" style:font-size-asian="12pt" style:font-style-asian="italic" style:font-weight-asian="normal" style:font-size-complex="12pt" style:font-style-complex="italic" style:font-weight-complex="normal"/>
    </style:style>
    <style:style style:name="T78" style:family="text">
      <style:text-properties style:font-name="Liberation Serif" fo:font-size="12pt" fo:font-style="italic" fo:font-weight="normal" officeooo:rsid="00779a14" style:font-size-asian="12pt" style:font-style-asian="italic" style:font-weight-asian="normal" style:font-size-complex="12pt" style:font-style-complex="italic" style:font-weight-complex="normal"/>
    </style:style>
    <style:style style:name="T79" style:family="text">
      <style:text-properties style:font-name="Liberation Serif" fo:font-size="12pt" fo:font-style="italic" fo:font-weight="normal" officeooo:rsid="0083ebaf"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style="italic" fo:font-weight="normal" officeooo:rsid="00789c61" style:font-size-asian="12pt" style:font-style-asian="italic" style:font-weight-asian="normal" style:font-size-complex="12pt" style:font-style-complex="italic" style:font-weight-complex="normal"/>
    </style:style>
    <style:style style:name="T81" style:family="text">
      <style:text-properties style:font-name="Liberation Serif" fo:font-size="12pt" fo:font-style="italic" fo:font-weight="normal" officeooo:rsid="0079aff2" style:font-size-asian="12pt" style:font-style-asian="italic" style:font-weight-asian="normal" style:font-size-complex="12pt" style:font-style-complex="italic" style:font-weight-complex="normal"/>
    </style:style>
    <style:style style:name="T82" style:family="text">
      <style:text-properties style:font-name="Liberation Serif" fo:font-size="12pt" fo:font-style="italic" fo:font-weight="normal" officeooo:rsid="007d7b19" style:font-size-asian="12pt" style:font-style-asian="italic" style:font-weight-asian="normal" style:font-size-complex="12pt" style:font-style-complex="italic" style:font-weight-complex="normal"/>
    </style:style>
    <style:style style:name="T83" style:family="text">
      <style:text-properties style:font-name="Liberation Serif" fo:font-size="12pt" fo:font-style="italic" fo:font-weight="normal" officeooo:rsid="007a5abd" style:font-size-asian="12pt" style:font-style-asian="italic" style:font-weight-asian="normal" style:font-size-complex="12pt" style:font-style-complex="italic" style:font-weight-complex="normal"/>
    </style:style>
    <style:style style:name="T84" style:family="text">
      <style:text-properties style:font-name="Liberation Serif" fo:font-size="12pt" fo:font-style="italic" fo:font-weight="normal" officeooo:rsid="0085ddf2" style:font-size-asian="12pt" style:font-style-asian="italic" style:font-weight-asian="normal" style:font-size-complex="12pt" style:font-style-complex="italic" style:font-weight-complex="normal"/>
    </style:style>
    <style:style style:name="T85" style:family="text">
      <style:text-properties style:font-name="Liberation Serif" fo:font-size="12pt" fo:font-style="italic" fo:font-weight="normal" officeooo:rsid="00875d86" style:font-size-asian="12pt" style:font-style-asian="italic" style:font-weight-asian="normal" style:font-size-complex="12pt" style:font-style-complex="italic" style:font-weight-complex="normal"/>
    </style:style>
    <style:style style:name="T86" style:family="text">
      <style:text-properties style:font-name="Liberation Serif" fo:font-size="12pt" fo:font-style="italic" fo:font-weight="normal" officeooo:rsid="00d1420e" style:font-size-asian="12pt" style:font-style-asian="italic" style:font-weight-asian="normal" style:font-size-complex="12pt" style:font-style-complex="italic" style:font-weight-complex="normal"/>
    </style:style>
    <style:style style:name="T87" style:family="text">
      <style:text-properties style:font-name="Liberation Serif" fo:font-size="12pt" fo:font-style="italic" fo:font-weight="normal" officeooo:rsid="0089678e" style:font-size-asian="12pt" style:font-style-asian="italic" style:font-weight-asian="normal" style:font-size-complex="12pt" style:font-style-complex="italic" style:font-weight-complex="normal"/>
    </style:style>
    <style:style style:name="T88" style:family="text">
      <style:text-properties style:font-name="Liberation Serif" fo:font-size="12pt" fo:font-style="italic" fo:font-weight="normal" officeooo:rsid="008bce1d" style:font-size-asian="12pt" style:font-style-asian="italic" style:font-weight-asian="normal" style:font-size-complex="12pt" style:font-style-complex="italic" style:font-weight-complex="normal"/>
    </style:style>
    <style:style style:name="T89" style:family="text">
      <style:text-properties style:font-name="Liberation Serif" fo:font-size="12pt" fo:font-style="italic" fo:font-weight="normal" officeooo:rsid="008f1597" style:font-size-asian="12pt" style:font-style-asian="italic" style:font-weight-asian="normal" style:font-size-complex="12pt" style:font-style-complex="italic" style:font-weight-complex="normal"/>
    </style:style>
    <style:style style:name="T90" style:family="text">
      <style:text-properties style:font-name="Liberation Serif" fo:font-size="12pt" fo:font-style="italic" fo:font-weight="normal" officeooo:rsid="0091e6fe" style:font-size-asian="12pt" style:font-style-asian="italic" style:font-weight-asian="normal" style:font-size-complex="12pt" style:font-style-complex="italic" style:font-weight-complex="normal"/>
    </style:style>
    <style:style style:name="T91" style:family="text">
      <style:text-properties style:font-name="Liberation Serif" fo:font-size="12pt" fo:font-style="italic" fo:font-weight="normal" officeooo:rsid="00943039" style:font-size-asian="12pt" style:font-style-asian="italic" style:font-weight-asian="normal" style:font-size-complex="12pt" style:font-style-complex="italic" style:font-weight-complex="normal"/>
    </style:style>
    <style:style style:name="T92" style:family="text">
      <style:text-properties style:font-name="Liberation Serif" fo:font-size="12pt" fo:font-style="italic" fo:font-weight="normal" officeooo:rsid="00950e67" style:font-size-asian="12pt" style:font-style-asian="italic" style:font-weight-asian="normal" style:font-size-complex="12pt" style:font-style-complex="italic" style:font-weight-complex="normal"/>
    </style:style>
    <style:style style:name="T93" style:family="text">
      <style:text-properties style:font-name="Liberation Serif" fo:font-size="12pt" fo:font-style="italic" fo:font-weight="bold" officeooo:rsid="006e96ad" style:font-size-asian="12pt" style:font-style-asian="italic" style:font-weight-asian="bold" style:font-size-complex="12pt" style:font-style-complex="italic" style:font-weight-complex="bold"/>
    </style:style>
    <style:style style:name="T94" style:family="text">
      <style:text-properties style:font-name="Liberation Serif" fo:font-size="12pt" fo:font-style="italic" fo:font-weight="bold" officeooo:rsid="009e7ed4" style:font-size-asian="12pt" style:font-style-asian="italic" style:font-weight-asian="bold" style:font-size-complex="12pt" style:font-style-complex="italic" style:font-weight-complex="bold"/>
    </style:style>
    <style:style style:name="T95" style:family="text">
      <style:text-properties style:font-name="Liberation Serif" fo:font-size="12pt" fo:font-style="italic" fo:font-weight="bold" officeooo:rsid="006f8aa2" style:font-size-asian="12pt" style:font-style-asian="italic" style:font-weight-asian="bold" style:font-size-complex="12pt" style:font-style-complex="italic" style:font-weight-complex="bold"/>
    </style:style>
    <style:style style:name="T96" style:family="text">
      <style:text-properties style:font-name="Liberation Serif" fo:font-size="16pt" fo:font-weight="normal" style:font-size-asian="16pt" style:font-weight-asian="normal" style:font-size-complex="16pt" style:font-weight-complex="normal"/>
    </style:style>
    <style:style style:name="T97" style:family="text">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style:style>
    <style:style style:name="T99" style:family="text">
      <style:text-properties style:font-name="Liberation Serif" fo:font-size="16pt" fo:font-style="italic" fo:font-weight="normal" officeooo:rsid="006e96ad" style:font-size-asian="16pt" style:font-style-asian="italic" style:font-weight-asian="normal" style:font-size-complex="16pt" style:font-style-complex="italic" style:font-weight-complex="normal" loext:padding="0.049cm" loext:border="0.06pt solid #000000" loext:shadow="none"/>
    </style:style>
    <style:style style:name="T100" style:family="text">
      <style:text-properties style:font-name="Liberation Serif" fo:font-size="14pt" fo:font-style="italic" fo:font-weight="normal" officeooo:rsid="007d7b19" style:font-size-asian="14pt" style:font-style-asian="italic" style:font-weight-asian="normal" style:font-size-complex="14pt" style:font-style-complex="italic" style:font-weight-complex="normal"/>
    </style:style>
    <style:style style:name="T101" style:family="text">
      <style:text-properties style:font-name="Liberation Serif" fo:font-style="italic" fo:font-weight="normal" style:font-style-asian="italic" style:font-weight-asian="normal" style:font-style-complex="italic" style:font-weight-complex="normal"/>
    </style:style>
    <style:style style:name="T102" style:family="text">
      <style:text-properties style:font-name="Liberation Serif" fo:font-style="italic" fo:font-weight="normal" officeooo:rsid="006e96ad" style:font-style-asian="italic" style:font-weight-asian="normal" style:font-style-complex="italic" style:font-weight-complex="normal"/>
    </style:style>
    <style:style style:name="T103" style:family="text">
      <style:text-properties officeooo:rsid="00ccaf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Dictée préparée / </text:span><text:span text:style-name="T2">5</text:span><text:span text:style-name="T28">e</text:span><text:span text:style-name="T1"> / T1</text:span></text:p>
      <text:p text:style-name="P7"/>
      <text:p text:style-name="P1"><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7"/>
      <text:p text:style-name="P12"><text:span text:style-name="T1">Les expressions </text:span><text:span text:style-name="T3">encadrées</text:span><text:span text:style-name="T1"> ne sont pas à retenir.</text:span></text:p>
      <text:p text:style-name="P23">Un repas de fête</text:p>
      <text:p text:style-name="P24">Il était plus de cinq heures. La nuit filtrait à travers les couches cuivrées qui bordent l’horizon. Les deux pièces d’<text:span text:style-name="T30">Om Jamil</text:span> – carrelées, ouvertes l’une sur l’autre – paraissaient reblanchies depuis la veille. On y voyait trois fauteuils couverts de housses écrues, une armoire, un vieux coffre ; une série d’images pieuses, disposées en éventail et fixées au mur par des punaises. Près de la fenêtre, sur un guéridon, un petit sapin paré de boules miroitantes et de bougies multicolores. Partout une odeur de savon, de linge fraîchement repassé. <text:span text:style-name="T30">Om Jamil</text:span> déplaça la table pour la mettre bien en vue. Elle recouvrit le bois blanc d’une nappe amidonnée, disposa dessus une quinzaine de plats : de la brochette d’oiseaux jusqu’aux friandises farcies de noix et d’amandes, rien ne manquait au repas.</text:p>
      <text:p text:style-name="P14"><text:span text:style-name="Strong_20_Emphasis"><text:span text:style-name="T62">Andrée Chedid, </text:span></text:span><text:span text:style-name="Strong_20_Emphasis"><text:span text:style-name="T63">L’Étroite Peau</text:span></text:span></text:p>
      <text:p text:style-name="P35"/>
      <text:p text:style-name="P34">Un repas de fête</text:p>
      <text:p text:style-name="P25">Il était plus de cinq heures. La nuit <text:span text:style-name="T1">filtrait</text:span><text:span text:style-name="T4">[=passait]</text:span> <text:span text:style-name="T19">à</text:span> travers les couches <text:span text:style-name="T19">cuivrées</text:span><text:span text:style-name="T20">[=les nuages de couleur rouge]</text:span> qui bordent l’horizon. Les deux pièces d’<text:span text:style-name="T30">Om Jamil</text:span> – <text:span text:style-name="T1">carrelées</text:span><text:span text:style-name="T5">[=couvertes de carrelage]</text:span>, ouvertes l’une sur l’autre – paraissaient <text:span text:style-name="T54">reblanchies</text:span><text:span text:style-name="T43"> depuis </text:span>la <text:span text:style-name="T1">veille</text:span><text:span text:style-name="T6">[=hier]</text:span>. <text:span text:style-name="T54">On</text:span><text:span text:style-name="T43"> y voyait </text:span>trois fauteuils <text:span text:style-name="T54">couverts</text:span><text:span text:style-name="T43"> </text:span>de <text:span text:style-name="T1">housses</text:span><text:span text:style-name="T7">[=tissu de protection]</text:span> <text:span text:style-name="T1">écrues</text:span><text:span text:style-name="T8">[=jaunâtre]</text:span>, une armoire, un <text:span text:style-name="T43">vieux </text:span>coffre ; une série d’images <text:span text:style-name="T1">pieuses</text:span><text:span text:style-name="T8">[=religieuses]</text:span>, <text:span text:style-name="T54">disposées</text:span><text:span text:style-name="T43"> </text:span>en <text:span text:style-name="T1">éventail</text:span><text:span text:style-name="T15">[e</text:span><text:span text:style-name="T16">t non</text:span><text:span text:style-name="T15"> *évantail : pensez au </text:span><text:span text:style-name="T42">vent</text:span><text:span text:style-name="T15"> !]</text:span> et <text:span text:style-name="T54">fixées</text:span><text:span text:style-name="T43"> </text:span><text:span text:style-name="T1">au mur</text:span><text:span text:style-name="T14">[on pourra aussi écrire « aux murs »]</text:span> par des punaises. Près de la fenêtre, sur un <text:span text:style-name="T1">guéridon</text:span><text:span text:style-name="T9">[=petite table]</text:span>, un petit sapin <text:span text:style-name="T54">paré</text:span> de boules <text:span text:style-name="T1">miroitantes</text:span><text:span text:style-name="T10">[=aux reflets brillants]</text:span> <text:span text:style-name="T54">et</text:span><text:span text:style-name="T43"> </text:span>de bougies multicolores. <text:span text:style-name="T54">Partout</text:span><text:span text:style-name="T43"> </text:span>une odeur de savon, de linge <text:span text:style-name="T1">fraîchement</text:span><text:span text:style-name="T13">[vous pouvez aussi écrire « fraichement »]</text:span> <text:span text:style-name="T54">repassé</text:span>. <text:span text:style-name="T30">Om Jamil</text:span> <text:span text:style-name="T54">déplaça</text:span><text:span text:style-name="T43"> </text:span>la table pour la mettre bien <text:span text:style-name="T43">en </text:span><text:span text:style-name="T54">vue</text:span>. Elle <text:span text:style-name="T43">recouvrit </text:span>le bois blanc d’une <text:span text:style-name="T1">nappe</text:span><text:span text:style-name="T17">[2 « p » !]</text:span> <text:span text:style-name="T1">amidonnée</text:span><text:span text:style-name="T11">[=préparée avec de l’amidon pour la rendre plus belle]</text:span>, <text:span text:style-name="T54">disposa</text:span> dessus une quinzaine de plats : de la brochette d’oiseaux jusqu’aux friandises <text:span text:style-name="T19">farcies</text:span><text:span text:style-name="T21">[=remplies]</text:span> de noix et d’amandes, rien ne manquait au repas.</text:p>
      <text:p text:style-name="P30"><text:span text:style-name="Strong_20_Emphasis"><text:span text:style-name="T41">Andrée Chedid, </text:span></text:span><text:span text:style-name="Strong_20_Emphasis"><text:span text:style-name="T40">L’Étroite Peau</text:span></text:span></text:p>
      <text:p text:style-name="P37"><text:span text:style-name="T22">►</text:span><text:span text:style-name="T23">et / est</text:span><text:span text:style-name="T44"> : et(=conjonction de coordination) ~ et aussi ; est(=verbe être) ~ ils étaient</text:span></text:p>
      <text:p text:style-name="P38"><text:span text:style-name="T22">►</text:span><text:span text:style-name="T24">on / ont</text:span><text:span text:style-name="T45"> : on(=pronom personnel) ~ nous ; ont(=verbe avoir) ~ ils avaient</text:span></text:p>
      <text:p text:style-name="P39"><text:span text:style-name="T22">►</text:span><text:span text:style-name="T25">partout / par tout</text:span><text:span text:style-name="T46"> : partout(=adverbe) ~ dans tous les endroits ; par tout ~ par</text:span><text:span text:style-name="T47">(préposition)+tout</text:span></text:p>
      <text:p text:style-name="P37"><text:span text:style-name="T22">►</text:span><text:span text:style-name="T26">vieux</text:span><text:span text:style-name="T48"> : « vie</text:span><text:span text:style-name="T31">ux</text:span><text:span text:style-name="T34"> » au masculin singulier et pluriel</text:span><text:span text:style-name="T48">, « vieille », « vie</text:span><text:span text:style-name="T49">i</text:span><text:span text:style-name="T48">lles » </text:span><text:span text:style-name="T50">au féminin singulier et pluriel</text:span></text:p>
      <text:p text:style-name="P40"><text:span text:style-name="T22">►</text:span><text:span text:style-name="T27">vue / vu</text:span><text:span text:style-name="T51"> : </text:span><text:span text:style-name="T52">vue(=nom commun) ~ regard; vu(=participe passé de voir) ~ regardé, observé</text:span></text:p>
      <text:p text:style-name="P44"><text:span text:style-name="T55">►</text:span><text:span text:style-name="T56">conjugaison au passé simple des verbes du premier groupe :</text:span></text:p>
      <text:p text:style-name="P42"><text:tab/>j’aimai</text:p>
      <text:p text:style-name="P42"><text:tab/>tu aimas</text:p>
      <text:p text:style-name="P42"><text:tab/>il aima<text:tab/><text:tab/><text:tab/>: <text:span text:style-name="T1">« déplaça », « disposa »</text:span></text:p>
      <text:p text:style-name="P42"><text:tab/>il<text:span text:style-name="T103">s</text:span> aimèrent</text:p>
      <text:p text:style-name="P45"><text:span text:style-name="T55">►</text:span><text:span text:style-name="T56">conjugaison au passé simple des verbes </text:span><text:span text:style-name="T57">en -i :</text:span></text:p>
      <text:p text:style-name="P43"><text:tab/>je finis</text:p>
      <text:p text:style-name="P43"><text:tab/>tu finis</text:p>
      <text:p text:style-name="P45"><text:span text:style-name="T53"><text:tab/>il finit<text:tab/><text:tab/><text:tab/>: </text:span><text:span text:style-name="T57">« </text:span><text:span text:style-name="T60">recouvrit »</text:span></text:p>
      <text:p text:style-name="P39"><text:span text:style-name="T47"><text:tab/></text:span><text:span text:style-name="T53">ils finirent</text:span></text:p>
      <text:p text:style-name="P46"><text:span text:style-name="T55">►</text:span><text:span text:style-name="T58">accord du participe passé :</text:span></text:p>
      <text:p text:style-name="P41"><text:span text:style-name="T35"><text:tab/></text:span><text:span text:style-name="T36">▪ </text:span><text:span text:style-name="T35">p. passé </text:span><text:span text:style-name="T37">sans</text:span><text:span text:style-name="T35"> auxiliaire : accord </text:span><text:span text:style-name="T37">le nom auquel le participe se rapporte </text:span></text:p>
      <text:p text:style-name="P41"><text:span text:style-name="T37"><text:tab/><text:tab/></text:span><text:span text:style-name="T38">ex : </text:span><text:span text:style-name="T32">« c</text:span><text:span text:style-name="T33">uivrées », « reblanchies », « couverts », « disposées », « fixées », « paré »…</text:span></text:p>
      <text:p text:style-name="P41"><text:span text:style-name="T58"><text:tab/></text:span><text:span text:style-name="T59">▪ </text:span><text:span text:style-name="T58">p. passé avec auxiliaire être : accord avec le sujet</text:span></text:p>
      <text:p text:style-name="P41"><text:span text:style-name="T39"><text:tab/></text:span><text:span text:style-name="T36">▪ </text:span><text:span text:style-name="T39">p. passé avec auxiliaire avoir : accord avec un COD placé avant</text:span></text:p>
      <text:p text:style-name="P13"><text:soft-page-break/></text:p>
      <text:p text:style-name="P5"><text:span text:style-name="T1">Dictée préparée / </text:span><text:span text:style-name="T2">5</text:span><text:span text:style-name="T28">e</text:span><text:span text:style-name="T1"> / T1 </text:span><text:span text:style-name="T12">dictée à trous</text:span></text:p>
      <text:p text:style-name="P8"/>
      <text:p text:style-name="P2"><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10"/>
      <text:p text:style-name="P10"/>
      <text:p text:style-name="P26"/>
      <text:p text:style-name="P28">Un repas de fête</text:p>
      <text:p text:style-name="P29">Il était ___________________ de ___________________ heures. La nuit filtrait ___________________ travers les couches cuivrées qui ___________________ l’horizon. Les ___________________ pièces d’<text:span text:style-name="T30">Om Jamil</text:span> – carrelées, ouvertes l’une sur l’autre – paraissaient reblanchies depuis la veille. ___________________ y ___________________ trois fauteuils couverts de ___________________ écrues, une armoire, un ___________________ coffre ; une ___________________ d’images pieuses, disposées ___________________ éventail et fixées ___________________ mur par des punaises. ___________________ de la fenêtre, sur un guéridon, un petit sapin paré de boules miroitantes et de bougies multicolores. Partout une ___________________ de savon, de linge fraîchement repassé. <text:span text:style-name="T30">Om Jamil</text:span> ___________________ la table pour la mettre bien en ___________________. Elle recouvrit le bois ___________________ d’une nappe amidonnée, disposa ___________________ une quinzaine de plats : de la brochette d’oiseaux jusqu’___________________ friandises farcies de ___________________ et d’amandes, rien ne manquait au repas.</text:p>
      <text:p text:style-name="P15"><text:span text:style-name="Strong_20_Emphasis"><text:span text:style-name="T96">Andrée Chedid, </text:span></text:span><text:span text:style-name="Strong_20_Emphasis"><text:span text:style-name="T97">L’Étroite Peau</text:span></text:span></text:p>
      <text:p text:style-name="P22"><text:soft-page-break/><text:span text:style-name="Strong_20_Emphasis"><text:span text:style-name="T93">Consignes pour la dictée / </text:span></text:span><text:span text:style-name="Strong_20_Emphasis"><text:span text:style-name="T94">5</text:span></text:span><text:span text:style-name="Strong_20_Emphasis"><text:span text:style-name="T29">e</text:span></text:span></text:p>
      <text:p text:style-name="P16"><text:span text:style-name="Strong_20_Emphasis"><text:span text:style-name="T64">- </text:span></text:span><text:span text:style-name="Strong_20_Emphasis"><text:span text:style-name="T65">choisir les élèves qui feront la dictée à trous ; certains élèves sont </text:span></text:span><text:span text:style-name="Strong_20_Emphasis"><text:span text:style-name="T95">obligés</text:span></text:span><text:span text:style-name="Strong_20_Emphasis"><text:span text:style-name="T65"> de faire la dictée à trous (…), d’autres ont la </text:span></text:span><text:span text:style-name="Strong_20_Emphasis"><text:span text:style-name="T95">possibilité</text:span></text:span><text:span text:style-name="Strong_20_Emphasis"><text:span text:style-name="T65"> de choisir s’ils la font ou pas (…</text:span></text:span><text:span text:style-name="Strong_20_Emphasis"><text:span text:style-name="T66">)</text:span></text:span></text:p>
      <text:p text:style-name="P16"><text:span text:style-name="Strong_20_Emphasis"><text:span text:style-name="T64">- les élèves qui </text:span></text:span><text:span text:style-name="Strong_20_Emphasis"><text:span text:style-name="T66">font la dictée à trous doivent être placés </text:span></text:span><text:span text:style-name="Strong_20_Emphasis"><text:span text:style-name="T67">de manière à ce que les autres élèves ne voient pas leur copie. </text:span></text:span><text:span text:style-name="Strong_20_Emphasis"><text:span text:style-name="T68">Ces élèves n’ont pas besoin de sortir une feuille mais on leur </text:span></text:span><text:span text:style-name="Strong_20_Emphasis"><text:span text:style-name="T69">donne </text:span></text:span><text:span text:style-name="Strong_20_Emphasis"><text:span text:style-name="T70">une copie tout prête.</text:span></text:span></text:p>
      <text:p text:style-name="P16"><text:span text:style-name="Strong_20_Emphasis"><text:span text:style-name="T64"/></text:span></text:p>
      <text:p text:style-name="P16"><text:span text:style-name="Strong_20_Emphasis"><text:span text:style-name="T64">- les élèves </text:span></text:span><text:span text:style-name="Strong_20_Emphasis"><text:span text:style-name="T71">qui ne font pas la dictée à trous </text:span></text:span><text:span text:style-name="Strong_20_Emphasis"><text:span text:style-name="T64">prennent une feuille simple ou double, de quoi écrire (stylo+règle, effaceur). Aucun autre document n’est autorisé sur les tables.</text:span></text:span></text:p>
      <text:p text:style-name="P16"><text:span text:style-name="Strong_20_Emphasis"><text:span text:style-name="T67"/></text:span></text:p>
      <text:p text:style-name="P16"><text:span text:style-name="Strong_20_Emphasis"><text:span text:style-name="T67">- </text:span></text:span><text:span text:style-name="Strong_20_Emphasis"><text:span text:style-name="T72">les élèves écrivent leur prénom, leur nom et leur classe ; </text:span></text:span><text:span text:style-name="Strong_20_Emphasis"><text:span text:style-name="T73">ils ajoutent le mot « Dictée » qu’ils soulignent.</text:span></text:span></text:p>
      <text:p text:style-name="P16"><text:span text:style-name="Strong_20_Emphasis"><text:span text:style-name="T67"/></text:span></text:p>
      <text:p text:style-name="P16"><text:span text:style-name="Strong_20_Emphasis"><text:span text:style-name="T67">- </text:span></text:span><text:span text:style-name="Strong_20_Emphasis"><text:span text:style-name="T74">inutile de lire une première fois la dictée, </text:span></text:span><text:span text:style-name="Strong_20_Emphasis"><text:span text:style-name="T76">ils la connaissent.</text:span></text:span></text:p>
      <text:p text:style-name="P16"><text:span text:style-name="Strong_20_Emphasis"><text:span text:style-name="T74">- dicter le titre</text:span></text:span></text:p>
      <text:p text:style-name="P16"><text:span text:style-name="Strong_20_Emphasis"><text:span text:style-name="T74">- dicter le texte </text:span></text:span><text:span text:style-name="Strong_20_Emphasis"><text:span text:style-name="T77">avec sa ponctuation</text:span></text:span><text:span text:style-name="Strong_20_Emphasis"><text:span text:style-name="T74">; si une expression </text:span></text:span><text:span text:style-name="Strong_20_Emphasis"><text:span text:style-name="T75">est encadrée</text:span></text:span><text:span text:style-name="Strong_20_Emphasis"><text:span text:style-name="T74">, épeler le mot.</text:span></text:span></text:p>
      <text:p text:style-name="P16"><text:span text:style-name="Strong_20_Emphasis"><text:span text:style-name="T74">- </text:span></text:span><text:span text:style-name="Strong_20_Emphasis"><text:span text:style-name="T78">si possible, bien distinguer l</text:span></text:span><text:span text:style-name="Strong_20_Emphasis"><text:span text:style-name="T79">es</text:span></text:span><text:span text:style-name="Strong_20_Emphasis"><text:span text:style-name="T78"> finale</text:span></text:span><text:span text:style-name="Strong_20_Emphasis"><text:span text:style-name="T79">s</text:span></text:span><text:span text:style-name="Strong_20_Emphasis"><text:span text:style-name="T78"> en -é, -ai (=é) des finales en -ais, -ait (=è)</text:span></text:span></text:p>
      <text:p text:style-name="P16"><text:span text:style-name="Strong_20_Emphasis"><text:span text:style-name="T78">- </text:span></text:span><text:span text:style-name="Strong_20_Emphasis"><text:span text:style-name="T80">écrire au tableau le nom de l’auteur et le titre et les faire recopier.</text:span></text:span></text:p>
      <text:p text:style-name="P16"><text:span text:style-name="Strong_20_Emphasis"><text:span text:style-name="T80">- </text:span></text:span><text:span text:style-name="Strong_20_Emphasis"><text:span text:style-name="T81">donner aux élèves </text:span></text:span><text:span text:style-name="Strong_20_Emphasis"><text:span text:style-name="T82">5</text:span></text:span><text:span text:style-name="Strong_20_Emphasis"><text:span text:style-name="T83"> minutes pour se relire</text:span></text:span></text:p>
      <text:p text:style-name="P16"><text:span text:style-name="Strong_20_Emphasis"><text:span text:style-name="T83"/></text:span></text:p>
      <text:p text:style-name="P16"><text:span text:style-name="Strong_20_Emphasis"><text:span text:style-name="T83">- </text:span></text:span><text:span text:style-name="Strong_20_Emphasis"><text:span text:style-name="T84">demander aux élèves d’écrire le mot « questions » et de le souligner</text:span></text:span></text:p>
      <text:p text:style-name="P16"><text:span text:style-name="Strong_20_Emphasis"><text:span text:style-name="T82">- poser aux élèves les trois questions suivantes ; il y répondent </text:span></text:span><text:span text:style-name="Strong_20_Emphasis"><text:span text:style-name="T84">à </text:span></text:span><text:span text:style-name="Strong_20_Emphasis"><text:span text:style-name="T85">la suite de la dictée, s</text:span></text:span><text:span text:style-name="Strong_20_Emphasis"><text:span text:style-name="T82">ans recopier le</text:span></text:span><text:span text:style-name="Strong_20_Emphasis"><text:span text:style-name="T86">s</text:span></text:span><text:span text:style-name="Strong_20_Emphasis"><text:span text:style-name="T82"> question</text:span></text:span><text:span text:style-name="Strong_20_Emphasis"><text:span text:style-name="T86">s</text:span></text:span><text:span text:style-name="Strong_20_Emphasis"><text:span text:style-name="T82">.</text:span></text:span></text:p>
      <text:p text:style-name="P18"><text:span text:style-name="Strong_20_Emphasis"><text:span text:style-name="T87">(1) </text:span></text:span><text:span text:style-name="Strong_20_Emphasis"><text:span text:style-name="T88">Quelle est la nature grammaticale du mot « et, e+t » ?</text:span></text:span></text:p>
      <text:p text:style-name="P19"><text:span text:style-name="Strong_20_Emphasis"><text:span text:style-name="T88">(2) Quelle est la nature grammaticale du mot « </text:span></text:span><text:span text:style-name="Strong_20_Emphasis"><text:span text:style-name="T89">on</text:span></text:span><text:span text:style-name="Strong_20_Emphasis"><text:span text:style-name="T88">, </text:span></text:span><text:span text:style-name="Strong_20_Emphasis"><text:span text:style-name="T89">o</text:span></text:span><text:span text:style-name="Strong_20_Emphasis"><text:span text:style-name="T88">+</text:span></text:span><text:span text:style-name="Strong_20_Emphasis"><text:span text:style-name="T89">n</text:span></text:span><text:span text:style-name="Strong_20_Emphasis"><text:span text:style-name="T88"> » ?</text:span></text:span></text:p>
      <text:p text:style-name="P20"><text:span text:style-name="Strong_20_Emphasis"><text:span text:style-name="T90">(3) </text:span></text:span><text:span text:style-name="Strong_20_Emphasis"><text:span text:style-name="T91">Analyse</text:span></text:span><text:span text:style-name="Strong_20_Emphasis"><text:span text:style-name="T92">r la forme verbale « recouvrit ». Donner le verbe, le mode, le temps, la personne.</text:span></text:span></text:p>
      <text:p text:style-name="P17"><text:span text:style-name="Strong_20_Emphasis"><text:span text:style-name="T100"/></text:span></text:p>
      <text:p text:style-name="P21"><text:span text:style-name="Strong_20_Emphasis"><text:span text:style-name="T98"/></text:span></text:p>
      <text:p text:style-name="P36"/>
      <text:p text:style-name="P9"><text:soft-page-break/></text:p>
      <text:p text:style-name="P6"><text:span text:style-name="T1">Dictée préparée / </text:span><text:span text:style-name="T2">5</text:span><text:span text:style-name="T28">e</text:span><text:span text:style-name="T1"> / T1 </text:span><text:span text:style-name="T12">dictée à trous / </text:span><text:span text:style-name="T18">rattrapage</text:span></text:p>
      <text:p text:style-name="P9"/>
      <text:p text:style-name="P3"><text:span text:style-name="T61">source : </text:span><text:a xlink:type="simple" xlink:href="http://www.ladictee.fr/contenu/dictee_correct/dictees_correct_5eme/dictee_5eme_andre_chedid_etroite_peau_correction.htm" text:style-name="Internet_20_link" text:visited-style-name="Visited_20_Internet_20_Link"><text:span text:style-name="T61">http://www.ladictee.fr/contenu/dictee_correct/dictees_correct_5eme/dictee_5eme_andre_chedid_etroite_peau_correction.htm</text:span></text:a></text:p>
      <text:p text:style-name="P11"/>
      <text:p text:style-name="P11"/>
      <text:p text:style-name="P27"/>
      <text:p text:style-name="P31"><text:span text:style-name="Strong_20_Emphasis"><text:span text:style-name="T101">Un repas de </text:span></text:span><text:span text:style-name="Strong_20_Emphasis"><text:span text:style-name="T102">_______________</text:span></text:span></text:p>
      <text:p text:style-name="P32"><text:span text:style-name="Strong_20_Emphasis"><text:span text:style-name="T98">Il était plus de cinq heures. La nuit filtrait à travers les couches cuivrées qui _______________ l’horizon. Les deux pièces d’</text:span></text:span><text:span text:style-name="Strong_20_Emphasis"><text:span text:style-name="T99">Om Jamil</text:span></text:span><text:span text:style-name="Strong_20_Emphasis"><text:span text:style-name="T98"> – _______________, ouvertes l’une sur l’autre – paraissaient reblanchies depuis la veille. On y voyait trois _______________ couverts de _______________ écrues, une armoire, un vieux coffre ; une _______________ d’images _______________, disposées en _______________ et _______________ au mur par des punaises. _______________ de la _______________, sur un guéridon, un petit sapin paré de boules _______________ et de bougies _______________. Partout une odeur de savon, de linge fraîchement repassé. </text:span></text:span><text:span text:style-name="Strong_20_Emphasis"><text:span text:style-name="T99">Om Jamil</text:span></text:span><text:span text:style-name="Strong_20_Emphasis"><text:span text:style-name="T98"> _______________ la table pour la mettre bien en _______________. Elle recouvrit le bois blanc d’une _______________ amidonnée, disposa dessus une quinzaine de plats : de la brochette _______________ jusqu’aux friandises _______________ de _______________ et d’amandes, rien ne manquait _______________ repas.</text:span></text:span></text:p>
      <text:p text:style-name="P32"><text:span text:style-name="Strong_20_Emphasis"><text:span text:style-name="T98"/></text:span></text:p>
      <text:p text:style-name="P33"><text:span text:style-name="Strong_20_Emphasis"><text:span text:style-name="T98">Andrée Chedid, L’Étroite Pea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5:49:18.881050211</meta:creation-date>
    <dc:date>2020-11-05T21:20:26.519312653</dc:date>
    <meta:editing-duration>PT8H19M10S</meta:editing-duration>
    <meta:editing-cycles>100</meta:editing-cycles>
    <meta:generator>LibreOffice/6.0.7.3$Linux_X86_64 LibreOffice_project/00m0$Build-3</meta:generator>
    <meta:print-date>2019-11-23T17:07:05.003078825</meta:print-date>
    <meta:document-statistic meta:table-count="0" meta:image-count="0" meta:object-count="0" meta:page-count="4" meta:paragraph-count="55" meta:word-count="1112" meta:character-count="7216" meta:non-whitespace-character-count="6133"/>
  </office:meta>
</office:document-meta>
</file>